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ummary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<text:s/>World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Experiment</text:p>
          </table:table-cell>
          <table:table-cell office:value-type="string" calcext:value-type="string">
            <text:p><text:s/>#obstacles passed</text:p>
          </table:table-cell>
          <table:table-cell office:value-type="string" calcext:value-type="string">
            <text:p><text:s/>#obstacles identified</text:p>
          </table:table-cell>
          <table:table-cell table:number-columns-repeated="2" office:value-type="string" calcext:value-type="string">
            <text:p><text:s/>#targets passed</text:p>
          </table:table-cell>
          <table:table-cell office:value-type="string" calcext:value-type="string">
            <text:p><text:s/>#targets identified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rget1</text:p>
          </table:table-cell>
          <table:table-cell office:value-type="string" calcext:value-type="string">
            <text:p>target2</text:p>
          </table:table-cell>
          <table:table-cell office:value-type="string" calcext:value-type="string">
            <text:p>target3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2]=1;[.H2]=0);1;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3]=1;[.H3]=0);1;[.H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4]=1;[.H4]=0);1;[.H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5]=1;[.H5]=0);1;[.H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6]=1;[.H6]=0);1;[.H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7]=1;[.H7]=0);1;[.H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8]=1;[.H8]=0);1;[.H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9]=1;[.H9]=0);1;[.H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0]=1;[.H10]=0);1;[.H1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11]=1;[.H11]=0);1;[.H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12]=1;[.H12]=0);1;[.H1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3]=1;[.H13]=0);1;[.H1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4]=1;[.H14]=0);1;[.H1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15]=1;[.H15]=0);1;[.H1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16]=1;[.H16]=0);1;[.H16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17]=1;[.H17]=0);1;[.H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18]=1;[.H18]=0);1;[.H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AND([.I19]=1;[.H19]=0);1;[.H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20]=1;[.H20]=0);1;[.H2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21]=1;[.H21]=0);1;[.H2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22]=1;[.H22]=0);1;[.H2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AND([.I23]=1;[.H23]=0);1;[.H2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24]=1;[.H24]=0);1;[.H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25]=1;[.H25]=0);1;[.H2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AND([.I26]=1;[.H26]=0);1;[.H26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27]=1;[.H27]=0);1;[.H2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AND([.I28]=1;[.H28]=0);1;[.H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29]=1;[.H29]=0);1;[.H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30]=1;[.H30]=0);1;[.H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31]=1;[.H31]=0);1;[.H3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AND([.I32]=1;[.H32]=0);1;[.H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1.0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33]=1;[.H33]=0);1;[.H3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34]=1;[.H34]=0);1;[.H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35]=1;[.H35]=0);1;[.H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36]=1;[.H36]=0);1;[.H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37]=1;[.H37]=0);1;[.H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38]=1;[.H38]=0);1;[.H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39]=1;[.H39]=0);1;[.H39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40]=1;[.H40]=0);1;[.H4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41]=1;[.H41]=0);1;[.H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42]=1;[.H42]=0);1;[.H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43]=1;[.H43]=0);1;[.H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44]=1;[.H44]=0);1;[.H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45]=1;[.H45]=0);1;[.H4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46]=1;[.H46]=0);1;[.H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47]=1;[.H47]=0);1;[.H4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AND([.I48]=1;[.H48]=0);1;[.H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1.0</text:p>
          </table:table-cell>
          <table:table-cell office:value-type="string" calcext:value-type="string">
            <text:p>s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49]=1;[.H49]=0);1;[.H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50]=1;[.H50]=0);1;[.H5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51]=1;[.H51]=0);1;[.H5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52]=1;[.H52]=0);1;[.H5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53]=1;[.H53]=0);1;[.H5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54]=1;[.H54]=0);1;[.H5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55]=1;[.H55]=0);1;[.H5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56]=1;[.H56]=0);1;[.H56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57]=1;[.H57]=0);1;[.H5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58]=1;[.H58]=0);1;[.H58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59]=1;[.H59]=0);1;[.H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60]=1;[.H60]=0);1;[.H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61]=1;[.H61]=0);1;[.H6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62]=1;[.H62]=0);1;[.H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63]=1;[.H63]=0);1;[.H6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AND([.I64]=1;[.H64]=0);1;[.H6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4.0-4.0</text:p>
          </table:table-cell>
          <table:table-cell office:value-type="string" calcext:value-type="string">
            <text:p>s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65]=1;[.H65]=0);1;[.H6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66]=1;[.H66]=0);1;[.H6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67]=1;[.H67]=0);1;[.H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68]=1;[.H68]=0);1;[.H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69]=1;[.H69]=0);1;[.H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70]=1;[.H70]=0);1;[.H7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71]=1;[.H71]=0);1;[.H7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72]=1;[.H72]=0);1;[.H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73]=1;[.H73]=0);1;[.H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74]=1;[.H74]=0);1;[.H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75]=1;[.H75]=0);1;[.H7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76]=1;[.H76]=0);1;[.H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77]=1;[.H77]=0);1;[.H7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78]=1;[.H78]=0);1;[.H78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79]=1;[.H79]=0);1;[.H7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80]=1;[.H80]=0);1;[.H8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PBITE 1.0-4.0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81]=1;[.H81]=0);1;[.H8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2]=1;[.H82]=0);1;[.H8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3]=1;[.H83]=0);1;[.H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4]=1;[.H84]=0);1;[.H8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5]=1;[.H85]=0);1;[.H8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6]=1;[.H86]=0);1;[.H8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7]=1;[.H87]=0);1;[.H8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8]=1;[.H88]=0);1;[.H88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89]=1;[.H89]=0);1;[.H89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0]=1;[.H90]=0);1;[.H9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1]=1;[.H91]=0);1;[.H9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2]=1;[.H92]=0);1;[.H9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3]=1;[.H93]=0);1;[.H9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4]=1;[.H94]=0);1;[.H9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5]=1;[.H95]=0);1;[.H9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6]=1;[.H96]=0);1;[.H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AND([.I97]=1;[.H97]=0);1;[.H9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98]=1;[.H98]=0);1;[.H9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I99]=1;[.H99]=0);1;[.H9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100]=1;[.H100]=0);1;[.H1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01]=1;[.H101]=0);1;[.H1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102]=1;[.H102]=0);1;[.H10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103]=1;[.H103]=0);1;[.H10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104]=1;[.H104]=0);1;[.H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AND([.I105]=1;[.H105]=0);1;[.H10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06]=1;[.H106]=0);1;[.H1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AND([.I107]=1;[.H107]=0);1;[.H1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08]=1;[.H108]=0);1;[.H10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09]=1;[.H109]=0);1;[.H10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AND([.I110]=1;[.H110]=0);1;[.H1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AND([.I111]=1;[.H111]=0);1;[.H1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I112]=1;[.H112]=0);1;[.H1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lookdown</text:p>
          </table:table-cell>
          <table:table-cell office:value-type="string" calcext:value-type="string">
            <text:p>s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AND([.I113]=1;[.H113]=0);1;[.H1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V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um(Target_Passed)</text:p>
          </table:table-cell>
          <table:table-cell office:value-type="string" calcext:value-type="string">
            <text:p>Sum(Target_Passed)</text:p>
          </table:table-cell>
          <table:table-cell table:style-name="Default"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0.814285714286" calcext:value-type="float">
            <text:p>0.814285714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SUMIF([.$C$1:.$C$113];[.A120];[.$G$1:.$G$113]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formula="of:=[.H120]/[.G120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BITE 4.0-1.0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0.421428571429" calcext:value-type="float">
            <text:p>0.42142857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SUMIF([.$C$1:.$C$113];[.A121];[.$G$1:.$G$113])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formula="of:=[.H121]/[.G121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0.564285714286" calcext:value-type="float">
            <text:p>0.564285714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SUMIF([.$C$1:.$C$113];[.A122];[.$G$1:.$G$113])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formula="of:=[.H122]/[.G122]" office:value-type="float" office:value="0.714285714285714" calcext:value-type="float">
            <text:p>0.71428571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BITE 4.0-4.0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formula="of:=SUMIF([.$C$1:.$C$113];[.A123];[.$G$1:.$G$113])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formula="of:=[.H123]/[.G123]" office:value-type="float" office:value="0.9375" calcext:value-type="float">
            <text:p>0.93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BITE 1.0-4.0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0.63125" calcext:value-type="float">
            <text:p>0.6312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formula="of:=SUMIF([.$C$1:.$C$113];[.A124];[.$G$1:.$G$113])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formula="of:=[.H124]/[.G124]" office:value-type="float" office:value="0.3125" calcext:value-type="float">
            <text:p>0.31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formula="of:=SUMIF([.$C$1:.$C$113];[.A125];[.$G$1:.$G$113])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formula="of:=[.H125]/[.G1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0.78" calcext:value-type="float">
            <text:p>0.7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formula="of:=SUMIF([.$C$1:.$C$113];[.A126];[.$G$1:.$G$113])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formula="of:=[.H126]/[.G126]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5:17:25.379207111</dc:date>
    <meta:editing-duration>PT3M24S</meta:editing-duration>
    <meta:editing-cycles>1</meta:editing-cycles>
    <meta:document-statistic meta:table-count="1" meta:cell-count="2551" meta:object-count="0"/>
    <meta:generator>LibreOffice/5.1.6.2$Linux_X86_64 LibreOffice_project/10m0$Build-2</meta:generator>
  </office:meta>
</office:document-meta>
</file>